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Matyáši,</text:p>
      <text:p text:style-name="Normal">v tento valentýnský den ti posílám toto přání, plné lásky a obdivu, nejen k tobě, ale i ke všemu krásnému, co sdílíme. Stejně jako znamení Vah, pod kterým se oba nacházíme, hledám rovnováhu a harmonii ve všem kolem nás. Tvá kreativita a schopnost vidět krásu v malých věcech mě inspiruje k tomu, abych i já přispěla k hezčímu světu. Je úžasné vědět, že někde je duše, která rozumí potřebě obklopit se pozitivitou a uzdravujícím světlem.</text:p>
      <text:p text:style-name="Normal">Ať nás spojuje nejen znamení, ale i obdiv k všemu nádhernému, co nás obklopuje. Společně můžeme tvořit magické okamžiky, ve kterých negativita nemá místo. Ve svém srdci neseš jen krásu a nádech nových možností. Oceňuji každou chvíli, kterou se mnou sdílíš, a věřím, že náš příběh bude stejně harmonický, jako jsou Váhy, pod jejichž znamením oba kráčíme.</text:p>
      <text:p text:style-name="Normal">S láskou a obdivem, tvá spolužačk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